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RW Gothic" svg:font-family="'URW Gothic'" style:font-family-generic="swiss" style:font-pitch="variable"/>
  </office:font-face-decls>
  <office:automatic-styles>
    <style:style style:name="P1"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fo:background-color="#1f1f1f"/>
    </style:style>
    <style:style style:name="P2" style:family="paragraph" style:parent-style-name="Standard">
      <style:text-properties officeooo:rsid="0019fba9" officeooo:paragraph-rsid="0019fba9"/>
    </style:style>
    <style:style style:name="P3" style:family="paragraph" style:parent-style-name="Standard">
      <style:text-properties officeooo:rsid="001bcd37" officeooo:paragraph-rsid="001bcd37"/>
    </style:style>
    <style:style style:name="P4" style:family="paragraph" style:parent-style-name="Standard">
      <style:text-properties officeooo:rsid="001d4bc3" officeooo:paragraph-rsid="001d4bc3"/>
    </style:style>
    <style:style style:name="P5" style:family="paragraph" style:parent-style-name="Standard">
      <style:text-properties officeooo:rsid="001e550b" officeooo:paragraph-rsid="001e550b"/>
    </style:style>
    <style:style style:name="P6" style:family="paragraph" style:parent-style-name="Standard">
      <style:text-properties officeooo:rsid="00221dcd" officeooo:paragraph-rsid="00221dcd"/>
    </style:style>
    <style:style style:name="P7" style:family="paragraph" style:parent-style-name="Preformatted_20_Text">
      <style:text-properties fo:color="#000000" loext:opacity="100%" style:font-name="URW Gothic" officeooo:paragraph-rsid="001d4bc3" fo:background-color="#ffffff"/>
    </style:style>
    <style:style style:name="P8" style:family="paragraph" style:parent-style-name="Preformatted_20_Text">
      <style:paragraph-properties fo:margin-left="0in" fo:margin-right="0in" fo:text-indent="0in" style:auto-text-indent="false"/>
      <style:text-properties fo:color="#000000" loext:opacity="100%" style:font-name="URW Gothic" fo:background-color="#ffffff"/>
    </style:style>
    <style:style style:name="P9" style:family="paragraph" style:parent-style-name="Preformatted_20_Text">
      <style:paragraph-properties fo:margin-left="0in" fo:margin-right="0in" fo:margin-top="0in" fo:margin-bottom="0.1965in" style:contextual-spacing="false" fo:text-indent="0in" style:auto-text-indent="false"/>
      <style:text-properties fo:color="#000000" loext:opacity="100%" style:font-name="URW Gothic" fo:background-color="#ffffff"/>
    </style:style>
    <style:style style:name="P10" style:family="paragraph" style:parent-style-name="Preformatted_20_Text">
      <style:text-properties fo:color="#000000" loext:opacity="100%" style:font-name="URW Gothic" fo:background-color="#ffffff"/>
    </style:style>
    <style:style style:name="P11" style:family="paragraph" style:parent-style-name="Preformatted_20_Text">
      <style:text-properties fo:color="#000000" loext:opacity="100%" style:font-name="URW Gothic" officeooo:rsid="001e550b" officeooo:paragraph-rsid="001e550b" fo:background-color="#ffffff"/>
    </style:style>
    <style:style style:name="P12" style:family="paragraph" style:parent-style-name="Preformatted_20_Text">
      <style:paragraph-properties fo:margin-left="0in" fo:margin-right="0in" fo:text-indent="0in" style:auto-text-indent="false"/>
      <style:text-properties fo:color="#000000" loext:opacity="100%" style:font-name="URW Gothic" officeooo:paragraph-rsid="00221dcd" fo:background-color="#ffffff"/>
    </style:style>
    <style:style style:name="P13" style:family="paragraph" style:parent-style-name="Preformatted_20_Text">
      <style:text-properties fo:color="#000000" loext:opacity="100%" style:font-name="URW Gothic" officeooo:paragraph-rsid="00221dcd" fo:background-color="#ffffff"/>
    </style:style>
    <style:style style:name="P14" style:family="paragraph" style:parent-style-name="Preformatted_20_Text">
      <style:text-properties fo:color="#000000" loext:opacity="100%" style:font-name="URW Gothic" officeooo:rsid="0024eec6" officeooo:paragraph-rsid="0024eec6" fo:background-color="#ffffff"/>
    </style:style>
    <style:style style:name="P15" style:family="paragraph" style:parent-style-name="Preformatted_20_Text">
      <style:paragraph-properties fo:margin-left="0in" fo:margin-right="0in" fo:text-indent="0in" style:auto-text-indent="false"/>
      <style:text-properties fo:color="#23d18b" loext:opacity="100%" style:font-name="URW Gothic" fo:background-color="#ffffff"/>
    </style:style>
    <style:style style:name="P16" style:family="paragraph" style:parent-style-name="Preformatted_20_Text">
      <style:paragraph-properties fo:margin-left="0in" fo:margin-right="0in" fo:text-indent="0in" style:auto-text-indent="false"/>
      <style:text-properties fo:color="#23d18b" loext:opacity="100%" style:font-name="URW Gothic" officeooo:paragraph-rsid="00221dcd" fo:background-color="#ffffff"/>
    </style:style>
    <style:style style:name="P17" style:family="paragraph" style:parent-style-name="Preformatted_20_Text">
      <style:paragraph-properties fo:margin-left="0in" fo:margin-right="0in" fo:text-indent="0in" style:auto-text-indent="false"/>
      <style:text-properties fo:color="#23d18b" loext:opacity="100%" style:font-name="URW Gothic" officeooo:paragraph-rsid="002a1b64" fo:background-color="#ffffff"/>
    </style:style>
    <style:style style:name="P18" style:family="paragraph" style:parent-style-name="Standard">
      <style:text-properties officeooo:rsid="001e550b" officeooo:paragraph-rsid="001e550b"/>
    </style:style>
    <style:style style:name="P19" style:family="paragraph" style:parent-style-name="Standard">
      <style:text-properties officeooo:rsid="0024eec6" officeooo:paragraph-rsid="0024eec6"/>
    </style:style>
    <style:style style:name="P20" style:family="paragraph" style:parent-style-name="Standard">
      <style:paragraph-properties fo:margin-left="0in" fo:margin-right="0in" style:line-height-at-least="0.198in" fo:text-indent="0in" style:auto-text-indent="false"/>
      <style:text-properties fo:color="#000000" loext:opacity="100%" style:font-name="URW Gothic" fo:font-size="18pt" officeooo:rsid="0024eec6" officeooo:paragraph-rsid="0024eec6" style:font-size-asian="18pt" style:font-size-complex="18pt"/>
    </style:style>
    <style:style style:name="P21" style:family="paragraph" style:parent-style-name="Standard">
      <style:text-properties fo:color="#cccccc" loext:opacity="100%" style:font-name="URW Gothic" fo:font-size="13pt" fo:font-weight="normal" officeooo:rsid="001bcd37" officeooo:paragraph-rsid="0024eec6" fo:background-color="#1f1f1f" style:font-size-asian="13pt" style:font-size-complex="13pt"/>
    </style:style>
    <style:style style:name="P22" style:family="paragraph" style:parent-style-name="Standard">
      <style:paragraph-properties fo:margin-left="0in" fo:margin-right="0in" style:line-height-at-least="0.198in" fo:text-indent="0in" style:auto-text-indent="false"/>
      <style:text-properties fo:color="#cccccc" loext:opacity="100%" style:font-name="URW Gothic" fo:font-size="13pt" fo:font-weight="normal" fo:background-color="#1f1f1f" style:font-size-asian="13pt" style:font-size-complex="13pt"/>
    </style:style>
    <style:style style:name="P23" style:family="paragraph" style:parent-style-name="Standard">
      <style:paragraph-properties fo:margin-left="0in" fo:margin-right="0in" style:line-height-at-least="0.198in" fo:text-indent="0in" style:auto-text-indent="false"/>
      <style:text-properties fo:color="#cccccc" loext:opacity="100%" style:font-name="URW Gothic" fo:font-size="13pt" fo:font-weight="normal" officeooo:paragraph-rsid="0024eec6" fo:background-color="#1f1f1f" style:font-size-asian="13pt" style:font-size-complex="13pt"/>
    </style:style>
    <style:style style:name="P24" style:family="paragraph" style:parent-style-name="Standard">
      <style:paragraph-properties fo:margin-left="0in" fo:margin-right="0in" style:line-height-at-least="0.198in" fo:text-indent="0in" style:auto-text-indent="false"/>
      <style:text-properties fo:color="#ce9178" loext:opacity="100%" style:font-name="URW Gothic" fo:font-size="13pt" fo:font-weight="normal" fo:background-color="#1f1f1f" style:font-size-asian="13pt" style:font-size-complex="13pt"/>
    </style:style>
    <style:style style:name="P25" style:family="paragraph" style:parent-style-name="Standard">
      <style:text-properties officeooo:rsid="00282257" officeooo:paragraph-rsid="00282257"/>
    </style:style>
    <style:style style:name="P26" style:family="paragraph" style:parent-style-name="Standard">
      <style:text-properties style:font-name="URW Gothic" officeooo:rsid="001d4bc3" officeooo:paragraph-rsid="001d4bc3"/>
    </style:style>
    <style:style style:name="P27" style:family="paragraph" style:parent-style-name="Standard">
      <style:text-properties style:font-name="URW Gothic" officeooo:rsid="001e550b" officeooo:paragraph-rsid="001e550b"/>
    </style:style>
    <style:style style:name="P28" style:family="paragraph" style:parent-style-name="Standard">
      <style:text-properties style:font-name="URW Gothic" officeooo:rsid="0024eec6" officeooo:paragraph-rsid="0024eec6"/>
    </style:style>
    <style:style style:name="P29" style:family="paragraph" style:parent-style-name="Standard">
      <style:paragraph-properties fo:margin-left="0in" fo:margin-right="0in" style:line-height-at-least="0.198in" fo:text-indent="0in" style:auto-text-indent="false"/>
      <style:text-properties style:font-name="URW Gothic" officeooo:rsid="001bcd37"/>
    </style:style>
    <style:style style:name="P30" style:family="paragraph" style:parent-style-name="Standard">
      <style:text-properties style:font-name="URW Gothic" fo:font-size="13pt" officeooo:rsid="001bcd37" officeooo:paragraph-rsid="001bcd37" style:font-size-asian="13pt" style:font-size-complex="13pt"/>
    </style:style>
    <style:style style:name="T1" style:family="text">
      <style:text-properties fo:color="#9cdcfe" loext:opacity="100%"/>
    </style:style>
    <style:style style:name="T2" style:family="text">
      <style:text-properties fo:color="#d4d4d4" loext:opacity="100%"/>
    </style:style>
    <style:style style:name="T3" style:family="text">
      <style:text-properties fo:color="#ce9178" loext:opacity="100%"/>
    </style:style>
    <style:style style:name="T4" style:family="text">
      <style:text-properties officeooo:rsid="00205456"/>
    </style:style>
    <style:style style:name="T5" style:family="text">
      <style:text-properties fo:color="#0dbc79" loext:opacity="100%" fo:font-weight="bold"/>
    </style:style>
    <style:style style:name="T6" style:family="text">
      <style:text-properties fo:color="#0dbc79" loext:opacity="100%" fo:font-weight="bold" officeooo:rsid="001d4bc3"/>
    </style:style>
    <style:style style:name="T7" style:family="text">
      <style:text-properties fo:color="#2472c8" loext:opacity="100%" fo:font-weight="bold"/>
    </style:style>
    <style:style style:name="T8" style:family="text">
      <style:text-properties fo:color="#2472c8" loext:opacity="100%" fo:font-weight="bold" officeooo:rsid="001d4bc3"/>
    </style:style>
    <style:style style:name="T9" style:family="text">
      <style:text-properties fo:color="#d670d6" loext:opacity="100%"/>
    </style:style>
    <style:style style:name="T10" style:family="text">
      <style:text-properties fo:color="#d670d6" loext:opacity="100%" fo:font-weight="bold"/>
    </style:style>
    <style:style style:name="T11" style:family="text">
      <style:text-properties fo:color="#23d18b" loext:opacity="100%"/>
    </style:style>
    <style:style style:name="T12" style:family="text">
      <style:text-properties fo:color="#23d18b" loext:opacity="100%" fo:font-weight="bold"/>
    </style:style>
    <style:style style:name="T13" style:family="text">
      <style:text-properties fo:color="#000000" loext:opacity="100%"/>
    </style:style>
    <style:style style:name="T14" style:family="text">
      <style:text-properties fo:background-color="#bfbfbf" loext:char-shading-value="0"/>
    </style:style>
    <style:style style:name="T15" style:family="text">
      <style:text-properties fo:background-color="#3b8eea" loext:char-shading-value="0"/>
    </style:style>
    <style:style style:name="T16" style:family="text">
      <style:text-properties officeooo:rsid="001d4bc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Finding Writing</text:p>
      <text:p text:style-name="P29"><text:span text:style-name="T3"/></text:p>
      <text:p text:style-name="P30"/>
      <text:p text:style-name="P21"><text:span text:style-name="T1">finding_condition</text:span> </text:p>
      <text:p text:style-name="P21"><text:span text:style-name="T3"/></text:p>
      <text:p text:style-name="P21"><text:span text:style-name="T3">"The audit identified that 15 procurement contracts, valued at over $2 million, were awarded without obtaining the required competitive bids. These contracts were directly negotiated with vendors without documenting any justification for bypassing the bidding process."</text:span></text:p>
      <text:p text:style-name="P22"><text:span text:style-name="T1"/></text:p>
      <text:p text:style-name="P23"><text:span text:style-name="T1">finding_criteria</text:span> </text:p>
      <text:p text:style-name="P23"><text:span text:style-name="T3"/></text:p>
      <text:p text:style-name="P23"><text:span text:style-name="T3">"Company procurement policy mandates that contracts exceeding $100,000 must undergo a competitive bidding process to ensure fairness, cost-effectiveness, and compliance with internal controls. Any deviation from this process must be properly documented and approved by senior management."</text:span></text:p>
      <text:p text:style-name="P23"><text:span text:style-name="T3"/></text:p>
      <text:p text:style-name="P23"><text:span text:style-name="T1">finding_rca</text:span> </text:p>
      <text:p text:style-name="P23"><text:span text:style-name="T3"/></text:p>
      <text:p text:style-name="P23"><text:span text:style-name="T3">"The failure to follow the competitive bidding process was due to a lack of oversight in the procurement department. Staff responsible for contract approvals did not consistently enforce or monitor compliance with the bidding policy, and there was inadequate training on procurement procedures."</text:span></text:p>
      <text:p text:style-name="P23"><text:span text:style-name="T1"/></text:p>
      <text:p text:style-name="P23"><text:span text:style-name="T1">finding_risk</text:span> </text:p>
      <text:p text:style-name="P23"><text:span text:style-name="T3"/></text:p>
      <text:p text:style-name="P23"><text:span text:style-name="T3">"By bypassing the competitive bidding process, the company risks overpaying for goods and services, potentially entering into unfavorable contracts. Additionally, non-compliance with procurement policies could expose the company to reputational risks, regulatory scrutiny, and potential legal challenges."</text:span></text:p>
      <text:p text:style-name="P22"><text:span text:style-name="T1"/></text:p>
      <text:p text:style-name="P23"><text:span text:style-name="T1">finding_management_action</text:span> </text:p>
      <text:p text:style-name="P23"/>
      <text:p text:style-name="P23"><text:s/><text:span text:style-name="T3">"""" To address the identified issue: Enforce Procurement Policies,Improve Oversight and Monitoring,Training and Awareness,Document and Approve Exceptions and Strengthen Internal Controls.</text:span></text:p>
      <text:p text:style-name="P24">"""</text:p>
      <text:p text:style-name="P3"/>
      <text:p text:style-name="P3"/>
      <text:p text:style-name="P25">LLAMA3</text:p>
      <text:p text:style-name="P4"/>
      <text:p text:style-name="P7"><text:span text:style-name="T16">(ai_audit_report_writer) </text:span><text:span text:style-name="T6">ayman@AMHP840G2BML</text:span><text:span text:style-name="T16">:</text:span><text:span text:style-name="T8">~/Desktop/ai_audit_report_writer/audit_report_writing_crew</text:span><text:span text:style-name="T16">$ python ./src/audit_repor</text:span>t_writing_crew/main.py <text:s text:c="105"/></text:p>
      <text:p text:style-name="P8"><text:soft-page-break/><text:span text:style-name="T10"># Agent:</text:span> <text:span text:style-name="T12">Professional Audit Report Writer</text:span> <text:s text:c="86"/></text:p>
      <text:p text:style-name="P8"><text:span text:style-name="T9">## Task:</text:span> <text:span text:style-name="T11">finding are categorized into four elements: Condition, Criteria, Cause, Effect and Management Action. <text:s/>The Condition re</text:span>fers to the actual state of affairs identified during the audit (what exists), <text:s/>while the Criteria represent the standards or expectations (what should exist), which are used <text:s/>to evaluate the condition. The Cause identifies the root reason for the difference between the <text:s/>condition and criteria, answering why the issue occurred. The Effect outlines the risk <text:s/>or consequence of the gap between condition and criteria, which can be either existing or <text:s/>potential. And finally the Management Action, which summarize the needed management actions as practical, feasible solution to mitigate the risks identified in the finding to elicit a <text:s/>positive action. Inline with above, write the audit finding that stratifies the above conditions. <text:s text:c="34"/></text:p>
      <text:p text:style-name="P10"><text:s text:c="128"/></text:p>
      <text:p text:style-name="P10"><text:s text:c="128"/></text:p>
      <text:p text:style-name="P10"><text:s text:c="128"/></text:p>
      <text:p text:style-name="P8"><text:span text:style-name="T10"># Agent:</text:span> <text:span text:style-name="T12">Professional Audit Report Writer</text:span> <text:s text:c="86"/></text:p>
      <text:p text:style-name="P8"><text:span text:style-name="T9">## Final Answer:</text:span> <text:s text:c="111"/></text:p>
      <text:p text:style-name="P8"><text:span text:style-name="T11">Title: <text:s/>Failure to Obtain Competitive Bids for Procurement Contracts</text:span> <text:s text:c="59"/></text:p>
      <text:p text:style-name="P10"><text:s text:c="128"/></text:p>
      <text:p text:style-name="P10"><text:s text:c="128"/></text:p>
      <text:p text:style-name="P15">Finding: The audit identified that 15 procurement contracts, valued at over $2 million, were awarded without obtaining the requi<text:span text:style-name="T13">red competitive bids. These contracts were directly negotiated with vendors without documenting any justification for bypassing the bidding process. This deviation from the company's procurement policy is a result of inadequate oversight and lack of adherence to established procedures. <text:s text:c="97"/></text:span></text:p>
      <text:p text:style-name="P10"><text:s text:c="128"/></text:p>
      <text:p text:style-name="P10"><text:s text:c="128"/></text:p>
      <text:p text:style-name="P15">Risks: The failure to obtain competitive bids for these procurement contracts exposes the organization to potential risks, inclu<text:span text:style-name="T13">ding: <text:s text:c="122"/></text:span></text:p>
      <text:p text:style-name="P10"><text:s text:c="128"/></text:p>
      <text:p text:style-name="P10"><text:s text:c="128"/></text:p>
      <text:p text:style-name="P17">* Awarding contracts to vendors who may not be the best fit for the requirements, leading to suboptimal performance and increase<text:span text:style-name="T13">d costs. <text:s text:c="119"/></text:span></text:p>
      <text:p text:style-name="P15">* Failing to achieve cost-effectiveness, as the absence of competition may result in higher prices being paid for goods and serv<text:span text:style-name="T13">ices. <text:s text:c="122"/></text:span></text:p>
      <text:p text:style-name="P15">* Non-compliance with internal controls and regulatory requirements, which could lead to reputational damage and financial penal<text:span text:style-name="T13">ties. <text:s text:c="122"/></text:span></text:p>
      <text:p text:style-name="P10"><text:s text:c="128"/></text:p>
      <text:p text:style-name="P10"><text:s text:c="128"/></text:p>
      <text:p text:style-name="P8"><text:span text:style-name="T11">Management Action: To mitigate these risks, management should:</text:span> <text:s text:c="65"/></text:p>
      <text:p text:style-name="P10"><text:s text:c="128"/></text:p>
      <text:p text:style-name="P10"><text:s text:c="128"/></text:p>
      <text:p text:style-name="P15">* Immediately review and rectify all procurement contracts that were awarded without competitive bidding, ensuring that the proc<text:span text:style-name="T13">ess is reinitiated in compliance with company policy and regulatory requirements. <text:s text:c="46"/></text:span></text:p>
      <text:p text:style-name="P15">* Develop and implement a more robust monitoring system to ensure adherence to established procedures and identify potential dev<text:span text:style-name="T13">iations in a timely manner. <text:s text:c="100"/></text:span></text:p>
      <text:p text:style-name="P15">* Provide training to procurement personnel on the importance of adhering to company policies and procedures, as well as the ris<text:span text:style-name="T13">ks associated with non-compliance. <text:s text:c="93"/></text:span></text:p>
      <text:p text:style-name="P10"><text:s text:c="128"/></text:p>
      <text:p text:style-name="P10"><text:s text:c="128"/></text:p>
      <text:p text:style-name="P8"><text:span text:style-name="T10"># Agent:</text:span> <text:span text:style-name="T12">GIA Professional Audit Report Writer</text:span> <text:s text:c="82"/></text:p>
      <text:p text:style-name="P8"><text:span text:style-name="T9">## Task:</text:span> <text:span text:style-name="T11">finding are categorized into four elements: Condition, Criteria, Cause, Effect and Management Action. <text:s/>The Condition re</text:span>fers to the actual state of affairs identified during the audit (what exists), <text:s/>while the Criteria represent the standards or expectations (what should exist), which are used <text:s/>to evaluate the condition. The Cause identifies the root reason for the difference between the <text:s/>condition and criteria, answering why the issue occurred. The Effect outlines the risk <text:s/>or consequence of the gap between condition and criteria, which can be either existing or <text:s/>potential. And finally the Management Action, which summarize the needed management actions as practical, feasible solution to mitigate the risks identified in the finding to elicit a <text:s/>positive action. Inline with above, write the audit finding that stratifies the above conditions. <text:s text:c="34"/></text:p>
      <text:p text:style-name="P8"><text:span text:style-name="T11">The finding writeup should follow the following GIA finding writing guidelines:</text:span> <text:s text:c="48"/></text:p>
      <text:p text:style-name="P10"><text:soft-page-break/><text:s text:c="128"/></text:p>
      <text:p text:style-name="P8"><text:span text:style-name="T11"><text:s text:c="2"/>-Observation title should be short, clear, and non-negative.</text:span> <text:s text:c="65"/></text:p>
      <text:p text:style-name="P8"><text:span text:style-name="T11"><text:s text:c="2"/>-Title should focus on the subject, not observation details.</text:span> <text:s text:c="65"/></text:p>
      <text:p text:style-name="P8"><text:span text:style-name="T11"><text:s text:c="2"/>-Design a logical flow, keeping the reader in mind.</text:span> <text:s text:c="74"/></text:p>
      <text:p text:style-name="P8"><text:span text:style-name="T11"><text:s text:c="2"/>-No detailed background; senior management already knows the business.</text:span> <text:s text:c="55"/></text:p>
      <text:p text:style-name="P8"><text:span text:style-name="T11"><text:s text:c="2"/>-Keep observations direct and to the point, no long stories.</text:span> <text:s text:c="65"/></text:p>
      <text:p text:style-name="P8"><text:span text:style-name="T11"><text:s text:c="2"/>-Avoid using personal pronouns ("I", "we", "us", "them") and subjective language (e.g. "believe", "think").</text:span> <text:s text:c="18"/></text:p>
      <text:p text:style-name="P8"><text:span text:style-name="T11"><text:s text:c="2"/>-Use simple, plain English; avoid complicated sentences.</text:span> <text:s text:c="69"/></text:p>
      <text:p text:style-name="P8"><text:span text:style-name="T11"><text:s text:c="2"/>-Group related points to make sentences shorter.</text:span> <text:s text:c="77"/></text:p>
      <text:p text:style-name="P8"><text:span text:style-name="T11"><text:s text:c="2"/>-Define abbreviations when first mentioned.</text:span> <text:s text:c="82"/></text:p>
      <text:p text:style-name="P8"><text:span text:style-name="T11"><text:s text:c="2"/>-Avoid judgmental language.</text:span> <text:s text:c="98"/></text:p>
      <text:p text:style-name="P8"><text:span text:style-name="T11"><text:s text:c="2"/>-Do not start with "this circular/policy states that"; focus on risk-based observations.</text:span> <text:s text:c="37"/></text:p>
      <text:p text:style-name="P8"><text:span text:style-name="T11"><text:s text:c="2"/>-Read for grammar and logical flow.</text:span> <text:s text:c="90"/></text:p>
      <text:p text:style-name="P8"><text:span text:style-name="T11"><text:s text:c="2"/>-Anticipate and address possible reader questions.</text:span> <text:s text:c="75"/></text:p>
      <text:p text:style-name="P8"><text:span text:style-name="T11"><text:s text:c="2"/>-Use “based on the review of this…” instead of "while reviewing/auditing".</text:span> <text:s text:c="51"/></text:p>
      <text:p text:style-name="P8"><text:span text:style-name="T11"><text:s text:c="2"/>-Avoid system or area-specific terminology unless essential.</text:span> <text:s text:c="65"/></text:p>
      <text:p text:style-name="P8"><text:span text:style-name="T11"><text:s text:c="2"/>-Start with a brief introduction on the finding, risk, and impact.</text:span> <text:s text:c="59"/></text:p>
      <text:p text:style-name="P8"><text:span text:style-name="T11"><text:s text:c="2"/>-Maintain logical flow in bullet points; use sub-bullets as needed.</text:span> <text:s text:c="58"/></text:p>
      <text:p text:style-name="P8"><text:span text:style-name="T11"><text:s text:c="2"/>-Ensure parallelism and consistency in bullet points.</text:span> <text:s text:c="72"/></text:p>
      <text:p text:style-name="P8"><text:span text:style-name="T11"><text:s text:c="2"/>-Use commas correctly and frequently.</text:span> <text:s text:c="88"/></text:p>
      <text:p text:style-name="P8"><text:span text:style-name="T11"><text:s text:c="2"/>-Avoid using multiple transition words ("however", "but", "nevertheless") in the same sentence.</text:span> <text:s text:c="30"/></text:p>
      <text:p text:style-name="P8"><text:span text:style-name="T11"><text:s text:c="2"/>-Prefer passive voice for clarity, as long as grammar is correct.</text:span> <text:s text:c="60"/></text:p>
      <text:p text:style-name="P8"><text:span text:style-name="T11"><text:s text:c="2"/>-Provide a complete story, addressing root cause and impact.</text:span> <text:s text:c="65"/></text:p>
      <text:p text:style-name="P8"><text:span text:style-name="T11"><text:s text:c="2"/>-Avoid using words like “should”, “must” - <text:s/>use "is supposed to" if necessary.</text:span> <text:s text:c="47"/></text:p>
      <text:p text:style-name="P8"><text:span text:style-name="T11"><text:s text:c="2"/>-Make root causes clear without explicitly stating "root cause".</text:span> <text:s text:c="61"/></text:p>
      <text:p text:style-name="P8"><text:span text:style-name="T11"><text:s text:c="2"/>-Avoid repetitive transitional phrases like "furthermore", "in addition", etc.</text:span> <text:s text:c="47"/></text:p>
      <text:p text:style-name="P8"><text:span text:style-name="T11"><text:s text:c="2"/>-Use past perfect tense only when necessary.</text:span> <text:s text:c="81"/></text:p>
      <text:p text:style-name="P8"><text:span text:style-name="T11"><text:s text:c="2"/>Be clear on:</text:span> <text:s text:c="113"/></text:p>
      <text:p text:style-name="P8"><text:span text:style-name="T11"><text:s text:c="6"/>-Meaning of the issue.</text:span> <text:s text:c="99"/></text:p>
      <text:p text:style-name="P8"><text:span text:style-name="T11"><text:s text:c="6"/>-Resulting risks.</text:span> <text:s text:c="104"/></text:p>
      <text:p text:style-name="P8"><text:span text:style-name="T11"><text:s text:c="6"/>-Root cause.</text:span> <text:s text:c="109"/></text:p>
      <text:p text:style-name="P8"><text:span text:style-name="T11"><text:s text:c="6"/>-Compensating controls.</text:span> <text:s text:c="98"/></text:p>
      <text:p text:style-name="P8"><text:span text:style-name="T11"><text:s text:c="6"/>-Monitoring or exception reports.</text:span> <text:s text:c="88"/></text:p>
      <text:p text:style-name="P8"><text:span text:style-name="T11"><text:s text:c="6"/>-System issues (if any).</text:span> <text:s text:c="97"/></text:p>
      <text:p text:style-name="P8"><text:span text:style-name="T11"><text:s text:c="6"/>-Time frame <text:s/>of the issue.</text:span> <text:s text:c="95"/></text:p>
      <text:p text:style-name="P8"><text:span text:style-name="T11"><text:s text:c="6"/>-Impact assessment.</text:span> <text:s text:c="102"/></text:p>
      <text:p text:style-name="P10"><text:s text:c="128"/></text:p>
      <text:p text:style-name="P10"><text:s text:c="128"/></text:p>
      <text:p text:style-name="P10"><text:s text:c="128"/></text:p>
      <text:p text:style-name="P8"><text:span text:style-name="T10"># Agent:</text:span> <text:span text:style-name="T12">GIA Professional Audit Report Writer</text:span> <text:s text:c="82"/></text:p>
      <text:p text:style-name="P8"><text:span text:style-name="T9">## Final Answer:</text:span> <text:s text:c="111"/></text:p>
      <text:p text:style-name="P8"><text:span text:style-name="T11">Title: Failure to Obtain Competitive Bids for Procurement Contracts</text:span> <text:s text:c="60"/></text:p>
      <text:p text:style-name="P10"><text:s text:c="128"/></text:p>
      <text:p text:style-name="P10"><text:s text:c="128"/></text:p>
      <text:p text:style-name="P15">Finding: The review of procurement records revealed that 15 contracts valued at over $2 million were awarded without competitive <text:span text:style-name="T13"><text:s/>bidding. Direct negotiations with vendors occurred without documented justification for bypassing the bidding process, deviating from company policy requiring bids for contracts exceeding $100,000. This lack of oversight and adherence to established procedures resulted in inadequate controls. <text:s text:c="89"/></text:span></text:p>
      <text:p text:style-name="P10"><text:s text:c="128"/></text:p>
      <text:p text:style-name="P10"><text:s text:c="128"/></text:p>
      <text:p text:style-name="P8"><text:span text:style-name="T11">Risks: The failure to obtain competitive bids exposes the organization to risks including:</text:span> <text:s text:c="37"/></text:p>
      <text:p text:style-name="P10"><text:s text:c="127"/></text:p>
      <text:p text:style-name="P8"><text:span text:style-name="T11">* Awarding contracts to suboptimal vendors, potentially leading to higher costs.</text:span> <text:s text:c="47"/></text:p>
      <text:p text:style-name="P8"><text:span text:style-name="T11">* Failing to achieve cost-effectiveness due to increased prices paid for goods and services.</text:span> <text:s text:c="35"/></text:p>
      <text:p text:style-name="P8"><text:span text:style-name="T11">* Non-compliance with internal controls and regulatory requirements, resulting in reputational damage and financial penalties.</text:span> <text:s/></text:p>
      <text:p text:style-name="P10"><text:s text:c="128"/></text:p>
      <text:p text:style-name="P10"><text:s text:c="128"/></text:p>
      <text:p text:style-name="P8"><text:soft-page-break/><text:span text:style-name="T11">Management Action: To address these risks, management should:</text:span> <text:s text:c="66"/></text:p>
      <text:p text:style-name="P10"><text:s text:c="128"/></text:p>
      <text:p text:style-name="P15">* Immediately reinitiate the procurement process for affected contracts, ensuring compliance with company policy and regulatory <text:span text:style-name="T13">requirements. <text:s text:c="114"/></text:span></text:p>
      <text:p text:style-name="P8"><text:span text:style-name="T11">* Develop a more robust monitoring system to identify potential deviations from established procedures in a timely manner.</text:span> <text:s text:c="5"/></text:p>
      <text:p text:style-name="P15">* Provide training to procurement personnel on adhering to company policies and procedures, as well as the associated risks of n<text:span text:style-name="T13">on-compliance. <text:s text:c="113"/></text:span></text:p>
      <text:p text:style-name="P10"><text:s text:c="128"/></text:p>
      <text:p text:style-name="P10"><text:s text:c="128"/></text:p>
      <text:p text:style-name="P9">(ai_audit_report_writer) <text:span text:style-name="T5">ayman@AMHP840G2BML</text:span>:<text:span text:style-name="T7">~/Desktop/ai_audit_report_writer/audit_report_writing_crew</text:span>$ <text:s text:c="6"/></text:p>
      <text:p text:style-name="P26"/>
      <text:p text:style-name="P4"/>
      <text:p text:style-name="P4"/>
      <text:p text:style-name="P4"/>
      <text:p text:style-name="P4"/>
      <text:p text:style-name="P5">using PHI<text:span text:style-name="T4">3</text:span></text:p>
      <text:p text:style-name="P5"/>
      <text:p text:style-name="P11">(ai_audit_report_writer) <text:span text:style-name="T5">ayman@AMHP840G2BML</text:span>:<text:span text:style-name="T7">~/Desktop/ai_audit_report_writer/audit_report_writing_crew</text:span>$ python ./src/audit_repor</text:p>
      <text:p text:style-name="P10">t_writing_crew/main.py <text:s text:c="105"/></text:p>
      <text:p text:style-name="P8"><text:span text:style-name="T10"># Agent:</text:span> <text:span text:style-name="T12">Professional Audit Report Writer</text:span> <text:s text:c="86"/></text:p>
      <text:p text:style-name="P8"><text:span text:style-name="T9">## Task:</text:span> <text:span text:style-name="T11">finding are categorized into four elements: Condition, Criteria, Cause, Effect and Management Action. <text:s/>The Condition re</text:span></text:p>
      <text:p text:style-name="P10">fers to the actual state of affairs identified during the audit (what exists), <text:s/>while the Criteria represent the standards or ex</text:p>
      <text:p text:style-name="P10">pectations (what should exist), which are used <text:s/>to evaluate the condition. The Cause identifies the root reason for the differen</text:p>
      <text:p text:style-name="P10">ce between the <text:s/>condition and criteria, answering why the issue occurred. The Effect outlines the risk <text:s/>or consequence of the ga</text:p>
      <text:p text:style-name="P10">p between condition and criteria, which can be either existing or <text:s/>potential. And finally the Management Action, which summarize</text:p>
      <text:p text:style-name="P10"><text:s/>the needed management actions as practical, feasible solution to mitigate the risks identified in the finding to elicit a <text:s/>posi</text:p>
      <text:p text:style-name="P10">tive action. Inline with above, write the audit finding that stratifies the above conditions. <text:s text:c="34"/></text:p>
      <text:p text:style-name="P10"><text:s text:c="128"/></text:p>
      <text:p text:style-name="P10"><text:s text:c="128"/></text:p>
      <text:p text:style-name="P10"><text:s text:c="128"/></text:p>
      <text:p text:style-name="P8"><text:span text:style-name="T10"># Agent:</text:span> <text:span text:style-name="T12">Professional Audit Report Writer</text:span> <text:s text:c="86"/></text:p>
      <text:p text:style-name="P8"><text:span text:style-name="T9">## Final Answer:</text:span> <text:s text:c="111"/></text:p>
      <text:p text:style-name="P8"><text:span text:style-name="T11">Title: Non-Compliant Procurement Contract Awards Without Competitive Bidding Documentation</text:span> <text:s text:c="37"/></text:p>
      <text:p text:style-name="P15">Finding: The audit revealed that a series of procurement contracts, which individually and cumulatively exceed $2 million in val</text:p>
      <text:p text:style-name="P10">ue were awarded without the due competitive bidding process as per company policy. These transactions deviated from internal con</text:p>
      <text:p text:style-name="P10">trols by forgoing essential documentation supporting justifications to overlook standard protocol requirements set forth at an e</text:p>
      <text:p text:style-name="P10">xcessive magnitude (over 15 high-value contracts). <text:s text:c="77"/></text:p>
      <text:p text:style-name="P15">Risks: This noncompliance introduces significant risks, such as potential biases or preferences in vendor selection that may not</text:p>
      <text:p text:style-name="P10"><text:s/>yield the best financial outcomes for the company. It also undermines fairness and transparency within procurement practices wh</text:p>
      <text:p text:style-name="P10">ich can lead to decreased trust among stakeholders and possibly invite scrutiny from regulatory bodies concerned with governance</text:p>
      <text:p text:style-name="P10">, risk management, and internal control evaluation (IIA Standards). <text:s text:c="60"/></text:p>
      <text:p text:style-name="P15"><text:soft-page-break/>Management Action: The organization should immediately implement a review process for all past contract awards exceeding $100,00</text:p>
      <text:p text:style-name="P10">0 to ensure proper competitive bidding documentation exists. A policy amendment may be required if exceptions are identified tha</text:p>
      <text:p text:style-name="P10">t necessitate bypasses due to urgency or confidentiality concerns as per the existing company guidelines on such issues (for exa</text:p>
      <text:p text:style-name="P10">mple). Additionally, senior management should provide robust oversight for future contract awards and possibly introduce a whist</text:p>
      <text:p text:style-name="P10">le-blower policy encouraging reporting of noncompliant activities. Staff training sessions reinforcing procurement policies can </text:p>
      <text:p text:style-name="P10">be organized to prevent recurrence while maintaining compliance with IIA standards on internal control effectiveness evaluation </text:p>
      <text:p text:style-name="P10">(AS 6015). <text:s text:c="117"/></text:p>
      <text:p text:style-name="P10"><text:s text:c="128"/></text:p>
      <text:p text:style-name="P10"><text:s text:c="128"/></text:p>
      <text:p text:style-name="P8"><text:span text:style-name="T10"># Agent:</text:span> <text:span text:style-name="T12">GIA Professional Audit Report Writer</text:span> <text:s text:c="82"/></text:p>
      <text:p text:style-name="P8"><text:span text:style-name="T9">## Task:</text:span> <text:span text:style-name="T11">finding are categorized into four elements: Condition, Criteria, Cause, Effect and Management Action. <text:s/>The Condition re</text:span></text:p>
      <text:p text:style-name="P10">fers to the actual state of affairs identified during the audit (what exists), <text:s/>while the Criteria represent the standards or ex</text:p>
      <text:p text:style-name="P10">pectations (what should exist), which are used <text:s/>to evaluate the condition. The Cause identifies the root reason for the differen</text:p>
      <text:p text:style-name="P10">ce between the <text:s/>condition and criteria, answering why the issue occurred. The Effect outlines the risk <text:s/>or consequence of the ga</text:p>
      <text:p text:style-name="P10">p between condition and criteria, which can be either existing or <text:s/>potential. And finally the Management Action, which summarize</text:p>
      <text:p text:style-name="P10"><text:s/>the needed management actions as practical, feasible solution to mitigate the risks identified in the finding to elicit a <text:s/>posi</text:p>
      <text:p text:style-name="P10">tive action. Inline with above, write the audit finding that stratifies the above conditions. <text:s text:c="34"/></text:p>
      <text:p text:style-name="P8"><text:span text:style-name="T11">The finding writeup should follow the following GIA finding writing guidelines:</text:span> <text:s text:c="48"/></text:p>
      <text:p text:style-name="P10"><text:s text:c="128"/></text:p>
      <text:p text:style-name="P8"><text:span text:style-name="T11"><text:s text:c="2"/>-Observation title should be short, clear, and non-negative.</text:span> <text:s text:c="65"/></text:p>
      <text:p text:style-name="P8"><text:span text:style-name="T11"><text:s text:c="2"/>-Title should focus on the subject, not observation details.</text:span> <text:s text:c="65"/></text:p>
      <text:p text:style-name="P8"><text:span text:style-name="T11"><text:s text:c="2"/>-Design a logical flow, keeping the reader in mind.</text:span> <text:s text:c="74"/></text:p>
      <text:p text:style-name="P8"><text:span text:style-name="T11"><text:s text:c="2"/>-No detailed background; senior management already knows the business.</text:span> <text:s text:c="55"/></text:p>
      <text:p text:style-name="P8"><text:span text:style-name="T11"><text:s text:c="2"/>-Keep observations direct and to the point, no long stories.</text:span> <text:s text:c="65"/></text:p>
      <text:p text:style-name="P8"><text:span text:style-name="T11"><text:s text:c="2"/>-Avoid using personal pronouns ("I", "we", "us", "them") and subjective language (e.g. "believe", "think").</text:span> <text:s text:c="18"/></text:p>
      <text:p text:style-name="P8"><text:span text:style-name="T11"><text:s text:c="2"/>-Use simple, plain English; avoid complicated sentences.</text:span> <text:s text:c="69"/></text:p>
      <text:p text:style-name="P8"><text:span text:style-name="T11"><text:s text:c="2"/>-Group related points to make sentences shorter.</text:span> <text:s text:c="77"/></text:p>
      <text:p text:style-name="P8"><text:span text:style-name="T11"><text:s text:c="2"/>-Define abbreviations when first mentioned.</text:span> <text:s text:c="82"/></text:p>
      <text:p text:style-name="P8"><text:span text:style-name="T11"><text:s text:c="2"/>-Avoid judgmental language.</text:span> <text:s text:c="98"/></text:p>
      <text:p text:style-name="P8"><text:span text:style-name="T11"><text:s text:c="2"/>-Do not start with "this circular/policy states that"; focus on risk-based observations.</text:span> <text:s text:c="37"/></text:p>
      <text:p text:style-name="P8"><text:span text:style-name="T11"><text:s text:c="2"/>-Read for grammar and logical flow.</text:span> <text:s text:c="90"/></text:p>
      <text:p text:style-name="P8"><text:span text:style-name="T11"><text:s text:c="2"/>-Anticipate and address possible reader questions.</text:span> <text:s text:c="75"/></text:p>
      <text:p text:style-name="P8"><text:span text:style-name="T11"><text:s text:c="2"/>-Use “based on the review of this…” instead of "while reviewing/auditing".</text:span> <text:s text:c="51"/></text:p>
      <text:p text:style-name="P8"><text:span text:style-name="T11"><text:s text:c="2"/>-Avoid system or area-specific terminology unless essential.</text:span> <text:s text:c="65"/></text:p>
      <text:p text:style-name="P8"><text:span text:style-name="T11"><text:s text:c="2"/>-Start with a brief introduction on the finding, risk, and impact.</text:span> <text:s text:c="59"/></text:p>
      <text:p text:style-name="P8"><text:span text:style-name="T11"><text:s text:c="2"/>-Maintain logical flow in bullet points; use sub-bullets as needed.</text:span> <text:s text:c="58"/></text:p>
      <text:p text:style-name="P8"><text:span text:style-name="T11"><text:s text:c="2"/>-Ensure parallelism and consistency in bullet points.</text:span> <text:s text:c="72"/></text:p>
      <text:p text:style-name="P8"><text:span text:style-name="T11"><text:s text:c="2"/>-Use commas correctly and frequently.</text:span> <text:s text:c="88"/></text:p>
      <text:p text:style-name="P8"><text:span text:style-name="T11"><text:s text:c="2"/>-Avoid using multiple transition words ("however", "but", "nevertheless") in the same sentence.</text:span> <text:s text:c="30"/></text:p>
      <text:p text:style-name="P8"><text:span text:style-name="T11"><text:s text:c="2"/>-Prefer passive voice for clarity, as long as grammar is correct.</text:span> <text:s text:c="60"/></text:p>
      <text:p text:style-name="P8"><text:span text:style-name="T11"><text:s text:c="2"/>-Provide a complete story, addressing root cause and impact.</text:span> <text:s text:c="65"/></text:p>
      <text:p text:style-name="P8"><text:span text:style-name="T11"><text:s text:c="2"/>-Avoid using words like “should”, “must” - <text:s/>use "is supposed to" if necessary.</text:span> <text:s text:c="47"/></text:p>
      <text:p text:style-name="P8"><text:span text:style-name="T11"><text:s text:c="2"/>-Make root causes clear without explicitly stating "root cause".</text:span> <text:s text:c="61"/></text:p>
      <text:p text:style-name="P8"><text:span text:style-name="T11"><text:s text:c="2"/>-Avoid repetitive transitional phrases like "furthermore", "in addition", etc.</text:span> <text:s text:c="47"/></text:p>
      <text:p text:style-name="P8"><text:span text:style-name="T11"><text:s text:c="2"/>-Use past perfect tense only when necessary.</text:span> <text:s text:c="81"/></text:p>
      <text:p text:style-name="P8"><text:span text:style-name="T11"><text:s text:c="2"/>Be clear on:</text:span> <text:s text:c="113"/></text:p>
      <text:p text:style-name="P8"><text:span text:style-name="T11"><text:s text:c="6"/>-Meaning of the issue.</text:span> <text:s text:c="99"/></text:p>
      <text:p text:style-name="P8"><text:soft-page-break/><text:span text:style-name="T11"><text:s text:c="6"/>-Resulting risks.</text:span> <text:s text:c="104"/></text:p>
      <text:p text:style-name="P8"><text:span text:style-name="T11"><text:s text:c="6"/>-Root cause.</text:span> <text:s text:c="109"/></text:p>
      <text:p text:style-name="P8"><text:span text:style-name="T11"><text:s text:c="6"/>-Compensating controls.</text:span> <text:s text:c="98"/></text:p>
      <text:p text:style-name="P8"><text:span text:style-name="T11"><text:s text:c="6"/>-Monitoring or exception reports.</text:span> <text:s text:c="88"/></text:p>
      <text:p text:style-name="P8"><text:span text:style-name="T11"><text:s text:c="6"/>-System issues (if any).</text:span> <text:s text:c="97"/></text:p>
      <text:p text:style-name="P8"><text:span text:style-name="T11"><text:s text:c="6"/>-Time frame <text:s/>of the issue.</text:span> <text:s text:c="95"/></text:p>
      <text:p text:style-name="P8"><text:span text:style-name="T11"><text:s text:c="6"/>-Impact assessment.</text:span> <text:s text:c="102"/></text:p>
      <text:p text:style-name="P10"><text:s text:c="128"/></text:p>
      <text:p text:style-name="P10"><text:s text:c="128"/></text:p>
      <text:p text:style-name="P10"><text:s text:c="128"/></text:p>
      <text:p text:style-name="P8"><text:span text:style-name="T10"># Agent:</text:span> <text:span text:style-name="T12">GIA Professional Audit Report Writer</text:span> <text:s text:c="82"/></text:p>
      <text:p text:style-name="P8"><text:span text:style-name="T9">## Final Answer:</text:span> <text:s text:c="111"/></text:p>
      <text:p text:style-name="P12"><text:span text:style-name="T11">Title: Unauthorized Contract Awards Lack Competitive Bidding Justification Documentation</text:span> </text:p>
      <text:p text:style-name="P12"><text:s text:c="39"/></text:p>
      <text:p text:style-name="P16">Finding: The review process identified instances where senior management directly negotiated contracts worth over $2 million, ci<text:span text:style-name="T13">rcumventing the standard competitive bidding procedure. Although these agreements were executed without prior justification documentation and bypassed established internal controls to a significant degree (with more than 15 high-value transactions), they seemingly lack proper authorization as per company policy dictates for contracts above $100,000, which necessitate competitive bidding. <text:s text:c="4"/></text:span></text:p>
      <text:p text:style-name="P12"><text:s text:c="117"/></text:p>
      <text:p text:style-name="P15">Risks: Failure to comply with procurement policies poses the risk of introducing biases in vendor selection that could result in <text:span text:style-name="T13">non-optimal financial outcomes. This lapse also compromises transparency within company practices and fairness principles, potentially eroding stakeholder trust and inviting external regulatory scrutiny as per governance concerns addressed by IIA Standard</text:span></text:p>
      <text:p text:style-name="P13">s for Internal Control Effectiveness Evaluation (AS 6015). <text:s/></text:p>
      <text:p text:style-name="P13"><text:s text:c="68"/></text:p>
      <text:p text:style-name="P15">Management Action: To rectify this situation promptly, the organization should enforce an immediate re-evaluation of all contrac<text:span text:style-name="T13">ts exceeding $100,000 to ensure adherence to competitive bidding protocol and documentation. Any future deviations requiring urgent or confidential actions must align with company guidelines allowing exceptions for such reasons as set forth in the governance framework policies on procurement practices (for instance). Senior management should establish rigorous oversight mechanisms going forward, possibly considering a whistle-blower policy to empower internal reporting of deviations from established controls. Regular staff training initiatives emphasizing compliance with company and IIA standards for Internal Control Effectiveness E</text:span></text:p>
      <text:p text:style-name="P10">valuation (AS 6015) can be mandated to bolster awareness, preventing similar issues in the future while maintaining alignment with internal control policy objectives as prescribed by GIA. <text:s text:c="68"/></text:p>
      <text:p text:style-name="P10"><text:s text:c="128"/></text:p>
      <text:p text:style-name="P10"><text:s text:c="128"/></text:p>
      <text:p text:style-name="P9">(ai_audit_report_writer) <text:span text:style-name="T5">ayman@AMHP840G2BML</text:span>:<text:span text:style-name="T7">~/Desktop/ai_audit_report_writer/audit_report_writing_crew</text:span>$ <text:s text:c="6"/></text:p>
      <text:p text:style-name="P27"/>
      <text:p text:style-name="P5"/>
      <text:p text:style-name="P5"/>
      <text:p text:style-name="P6">using mistral</text:p>
      <text:p text:style-name="P5"/>
      <text:p text:style-name="P5"/>
      <text:p text:style-name="P11">(ai_audit_report_writer) <text:span text:style-name="T5">ayman@AMHP840G2BML</text:span>:<text:span text:style-name="T7">~/Desktop/ai_audit_report_writer/audit_report_writing_crew</text:span>$ python ./src/audit_repor</text:p>
      <text:p text:style-name="P10">t_writing_crew/main.py <text:s text:c="105"/></text:p>
      <text:p text:style-name="P8"><text:span text:style-name="T10"># Agent:</text:span> <text:span text:style-name="T12">Professional Audit Report Writer</text:span> <text:s text:c="86"/></text:p>
      <text:p text:style-name="P8"><text:span text:style-name="T9">## Task:</text:span> <text:span text:style-name="T11">finding are categorized into four elements: Condition, Criteria, Cause, Effect and Management Action. <text:s/>The Condition re</text:span></text:p>
      <text:p text:style-name="P10">fers to the actual state of affairs identified during the audit (what exists), <text:s/>while the Criteria represent the standards or ex</text:p>
      <text:p text:style-name="P10"><text:soft-page-break/>pectations (what should exist), which are used <text:s/>to evaluate the condition. The Cause identifies the root reason for the differen</text:p>
      <text:p text:style-name="P10">ce between the <text:s/>condition and criteria, answering why the issue occurred. The Effect outlines the risk <text:s/>or consequence of the ga</text:p>
      <text:p text:style-name="P10">p between condition and criteria, which can be either existing or <text:s/>potential. And finally the Management Action, which summarize</text:p>
      <text:p text:style-name="P10"><text:s/>the needed management actions as practical, feasible solution to mitigate the risks identified in the finding to elicit a <text:s/>posi</text:p>
      <text:p text:style-name="P10">tive action. Inline with above, write the audit finding that stratifies the above conditions. <text:s text:c="34"/></text:p>
      <text:p text:style-name="P10"><text:s text:c="128"/></text:p>
      <text:p text:style-name="P10"><text:s text:c="128"/></text:p>
      <text:p text:style-name="P10"><text:s text:c="128"/></text:p>
      <text:p text:style-name="P8"><text:span text:style-name="T10"># Agent:</text:span> <text:span text:style-name="T12">Professional Audit Report Writer</text:span> <text:s text:c="86"/></text:p>
      <text:p text:style-name="P8"><text:span text:style-name="T9">## Final Answer:</text:span> <text:s text:c="111"/></text:p>
      <text:p text:style-name="P8"><text:span text:style-name="T11">Title: Non-Compliance with Competitive Bidding Process in Procurement Contracts</text:span> <text:s text:c="48"/></text:p>
      <text:p text:style-name="P10"><text:s text:c="128"/></text:p>
      <text:p text:style-name="P15">Finding: The audit identified that 15 procurement contracts, valued at over $2 million, were awarded without obtaining the requi</text:p>
      <text:p text:style-name="P10">red competitive bids. These contracts were directly negotiated with vendors without documenting any justification for bypassing </text:p>
      <text:p text:style-name="P10">the bidding process. This deviation contradicts the company's procurement policy that mandates contracts exceeding $100,000 must</text:p>
      <text:p text:style-name="P10"><text:s/>undergo a competitive bidding process to ensure fairness, cost-effectiveness, and compliance with internal controls. <text:s text:c="10"/></text:p>
      <text:p text:style-name="P10"><text:s text:c="128"/></text:p>
      <text:p text:style-name="P15">Risks: The lack of competition in these contracts may lead to overpricing or the selection of suboptimal vendors, which could re</text:p>
      <text:p text:style-name="P10">sult in increased costs for the organization. Moreover, this non-compliance poses a risk to the company's reputation and may exp</text:p>
      <text:p text:style-name="P10">ose it to potential legal issues if it is found to be in violation of regulations or industry standards. <text:s text:c="23"/></text:p>
      <text:p text:style-name="P10"><text:s text:c="128"/></text:p>
      <text:p text:style-name="P15">Management Action: To mitigate these risks, management should establish and implement a robust system to ensure that all contrac</text:p>
      <text:p text:style-name="P10">ts exceeding $100,000 adhere to the competitive bidding process. This system should include proper documentation and approval pr</text:p>
      <text:p text:style-name="P10">ocedures for any deviations from this process. Additionally, periodic reviews of procurement practices should be conducted to id</text:p>
      <text:p text:style-name="P10">entify and address any non-compliance issues promptly. <text:s text:c="73"/></text:p>
      <text:p text:style-name="P10"><text:s text:c="128"/></text:p>
      <text:p text:style-name="P10"><text:s text:c="128"/></text:p>
      <text:p text:style-name="P8"><text:span text:style-name="T10"># Agent:</text:span> <text:span text:style-name="T12">GIA Professional Audit Report Writer</text:span> <text:s text:c="82"/></text:p>
      <text:p text:style-name="P8"><text:span text:style-name="T9">## Task:</text:span> <text:span text:style-name="T11">finding are categorized into four elements: Condition, Criteria, Cause, Effect and Management Action. <text:s/>The Condition re</text:span></text:p>
      <text:p text:style-name="P10">fers to the actual state of affairs identified during the audit (what exists), <text:s/>while the Criteria represent the standards or ex</text:p>
      <text:p text:style-name="P10">pectations (what should exist), which are used <text:s/>to evaluate the condition. The Cause identifies the root reason for the differen</text:p>
      <text:p text:style-name="P10">ce between the <text:s/>condition and criteria, answering why the issue occurred. The Effect outlines the risk <text:s/>or consequence of the ga</text:p>
      <text:p text:style-name="P10">p between condition and criteria, which can be either existing or <text:s/>potential. And finally the Management Action, which summarize</text:p>
      <text:p text:style-name="P10"><text:s/>the needed management actions as practical, feasible solution to mitigate the risks identified in the finding to elicit a <text:s/>posi</text:p>
      <text:p text:style-name="P10">tive action. Inline with above, write the audit finding that stratifies the above conditions. <text:s text:c="34"/></text:p>
      <text:p text:style-name="P8"><text:span text:style-name="T11">The finding writeup should follow the following GIA finding writing guidelines:</text:span> <text:s text:c="48"/></text:p>
      <text:p text:style-name="P10"><text:s text:c="128"/></text:p>
      <text:p text:style-name="P8"><text:span text:style-name="T11"><text:s text:c="2"/>-Observation title should be short, clear, and non-negative.</text:span> <text:s text:c="65"/></text:p>
      <text:p text:style-name="P8"><text:span text:style-name="T11"><text:s text:c="2"/>-Title should focus on the subject, not observation details.</text:span> <text:s text:c="65"/></text:p>
      <text:p text:style-name="P8"><text:span text:style-name="T11"><text:s text:c="2"/>-Design a logical flow, keeping the reader in mind.</text:span> <text:s text:c="74"/></text:p>
      <text:p text:style-name="P8"><text:span text:style-name="T11"><text:s text:c="2"/>-No detailed background; senior management already knows the business.</text:span> <text:s text:c="55"/></text:p>
      <text:p text:style-name="P8"><text:soft-page-break/><text:span text:style-name="T11"><text:s text:c="2"/>-Keep observations direct and to the point, no long stories.</text:span> <text:s text:c="65"/></text:p>
      <text:p text:style-name="P8"><text:span text:style-name="T11"><text:s text:c="2"/>-Avoid using personal pronouns ("I", "we", "us", "them") and subjective language (e.g. "believe", "think").</text:span> <text:s text:c="18"/></text:p>
      <text:p text:style-name="P8"><text:span text:style-name="T11"><text:s text:c="2"/>-Use simple, plain English; avoid complicated sentences.</text:span> <text:s text:c="69"/></text:p>
      <text:p text:style-name="P8"><text:span text:style-name="T11"><text:s text:c="2"/>-Group related points to make sentences shorter.</text:span> <text:s text:c="77"/></text:p>
      <text:p text:style-name="P8"><text:span text:style-name="T11"><text:s text:c="2"/>-Define abbreviations when first mentioned.</text:span> <text:s text:c="82"/></text:p>
      <text:p text:style-name="P8"><text:span text:style-name="T11"><text:s text:c="2"/>-Avoid judgmental language.</text:span> <text:s text:c="98"/></text:p>
      <text:p text:style-name="P8"><text:span text:style-name="T11"><text:s text:c="2"/>-Do not start with "this circular/policy states that"; focus on risk-based observations.</text:span> <text:s text:c="37"/></text:p>
      <text:p text:style-name="P8"><text:span text:style-name="T11"><text:s text:c="2"/>-Read for grammar and logical flow.</text:span> <text:s text:c="90"/></text:p>
      <text:p text:style-name="P8"><text:span text:style-name="T11"><text:s text:c="2"/>-Anticipate and address possible reader questions.</text:span> <text:s text:c="75"/></text:p>
      <text:p text:style-name="P8"><text:span text:style-name="T11"><text:s text:c="2"/>-Use “based on the review of this…” instead of "while reviewing/auditing".</text:span> <text:s text:c="51"/></text:p>
      <text:p text:style-name="P8"><text:span text:style-name="T11"><text:s text:c="2"/>-Avoid system or area-specific terminology unless essential.</text:span> <text:s text:c="65"/></text:p>
      <text:p text:style-name="P8"><text:span text:style-name="T11"><text:s text:c="2"/>-Start with a brief introduction on the finding, risk, and impact.</text:span> <text:s text:c="59"/></text:p>
      <text:p text:style-name="P8"><text:span text:style-name="T11"><text:s text:c="2"/>-Maintain logical flow in bullet points; use sub-bullets as needed.</text:span> <text:s text:c="58"/></text:p>
      <text:p text:style-name="P8"><text:span text:style-name="T11"><text:s text:c="2"/>-Ensure parallelism and consistency in bullet points.</text:span> <text:s text:c="72"/></text:p>
      <text:p text:style-name="P8"><text:span text:style-name="T11"><text:s text:c="2"/>-Use commas correctly and frequently.</text:span> <text:s text:c="88"/></text:p>
      <text:p text:style-name="P8"><text:span text:style-name="T11"><text:s text:c="2"/>-Avoid using multiple transition words ("however", "but", "nevertheless") in the same sentence.</text:span> <text:s text:c="30"/></text:p>
      <text:p text:style-name="P8"><text:span text:style-name="T11"><text:s text:c="2"/>-Prefer passive voice for clarity, as long as grammar is correct.</text:span> <text:s text:c="60"/></text:p>
      <text:p text:style-name="P8"><text:span text:style-name="T11"><text:s text:c="2"/>-Provide a complete story, addressing root cause and impact.</text:span> <text:s text:c="65"/></text:p>
      <text:p text:style-name="P8"><text:span text:style-name="T11"><text:s text:c="2"/>-Avoid using words like “should”, “must” - <text:s/>use "is supposed to" if necessary.</text:span> <text:s text:c="47"/></text:p>
      <text:p text:style-name="P8"><text:span text:style-name="T11"><text:s text:c="2"/>-Make root causes clear without explicitly stating "root cause".</text:span> <text:s text:c="61"/></text:p>
      <text:p text:style-name="P8"><text:span text:style-name="T11"><text:s text:c="2"/>-Avoid repetitive transitional phrases like "furthermore", "in addition", etc.</text:span> <text:s text:c="47"/></text:p>
      <text:p text:style-name="P8"><text:span text:style-name="T11"><text:s text:c="2"/>-Use past perfect tense only when necessary.</text:span> <text:s text:c="81"/></text:p>
      <text:p text:style-name="P8"><text:span text:style-name="T11"><text:s text:c="2"/>Be clear on:</text:span> <text:s text:c="113"/></text:p>
      <text:p text:style-name="P8"><text:span text:style-name="T11"><text:s text:c="6"/>-Meaning of the issue.</text:span> <text:s text:c="99"/></text:p>
      <text:p text:style-name="P8"><text:span text:style-name="T11"><text:s text:c="6"/>-Resulting risks.</text:span> <text:s text:c="104"/></text:p>
      <text:p text:style-name="P8"><text:span text:style-name="T11"><text:s text:c="6"/>-Root cause.</text:span> <text:s text:c="109"/></text:p>
      <text:p text:style-name="P8"><text:span text:style-name="T11"><text:s text:c="6"/>-Compensating controls.</text:span> <text:s text:c="98"/></text:p>
      <text:p text:style-name="P8"><text:span text:style-name="T11"><text:s text:c="6"/>-Monitoring or exception reports.</text:span> <text:s text:c="88"/></text:p>
      <text:p text:style-name="P8"><text:span text:style-name="T11"><text:s text:c="6"/>-System issues (if any).</text:span> <text:s text:c="97"/></text:p>
      <text:p text:style-name="P8"><text:span text:style-name="T11"><text:s text:c="6"/>-Time frame <text:s/>of the issue.</text:span> <text:s text:c="95"/></text:p>
      <text:p text:style-name="P8"><text:span text:style-name="T11"><text:s text:c="6"/>-Impact assessment.</text:span> <text:s text:c="102"/></text:p>
      <text:p text:style-name="P10"><text:s text:c="128"/></text:p>
      <text:p text:style-name="P10"><text:s text:c="128"/></text:p>
      <text:p text:style-name="P10"><text:s text:c="128"/></text:p>
      <text:p text:style-name="P8"><text:span text:style-name="T10"># Agent:</text:span> <text:span text:style-name="T12">GIA Professional Audit Report Writer</text:span> <text:s text:c="82"/></text:p>
      <text:p text:style-name="P8"><text:span text:style-name="T9">## Final Answer:</text:span> <text:s text:c="111"/></text:p>
      <text:p text:style-name="P8"><text:span text:style-name="T11">Title: Non-adherence to Competitive Bidding Process in Procurement Contracts</text:span> <text:s text:c="51"/></text:p>
      <text:p text:style-name="P10"><text:s text:c="128"/></text:p>
      <text:p text:style-name="P15">Finding: The audit uncovered 15 procurement contracts, collectively valued at over $2 million, that were awarded without followi</text:p>
      <text:p text:style-name="P10">ng the requisite competitive bidding process. These agreements were negotiated directly with suppliers and lacked documentation </text:p>
      <text:p text:style-name="P10">justifying the bypassing of the bidding procedure. This practice contravenes the company's policy which necessitates contracts s</text:p>
      <text:p text:style-name="P10">urpassing $100,000 to undergo a fair and open competitive bidding process aimed at achieving cost-effectiveness, ensuring compli</text:p>
      <text:p text:style-name="P10">ance with internal controls, and maintaining procedural fairness. <text:s text:c="62"/></text:p>
      <text:p text:style-name="P10"><text:s text:c="128"/></text:p>
      <text:p text:style-name="P15">Risks: The absence of competition in these contracts may potentially lead to overpricing or the selection of lesser quality vend</text:p>
      <text:p text:style-name="P10">ors, causing unnecessary expenses for the organization. Furthermore, this non-compliance poses a threat to the company's reputat</text:p>
      <text:p text:style-name="P10">ion and may expose it to potential legal ramifications if discovered to be violating regulations or industry standards. <text:s text:c="8"/></text:p>
      <text:p text:style-name="P10"><text:s text:c="128"/></text:p>
      <text:p text:style-name="P15">Management Action: To minimize these risks, management should initiate and enforce a comprehensive system that ensures all contr</text:p>
      <text:p text:style-name="P10">acts over $100,000 strictly adhere to the competitive bidding process. This system should encompass proper documentation and app</text:p>
      <text:p text:style-name="P10"><text:soft-page-break/>roval mechanisms for any exceptions to this procedure. Moreover, regular reviews of procurement practices are advisable to promp</text:p>
      <text:p text:style-name="P10">tly identify and address non-compliance issues. <text:s text:c="80"/></text:p>
      <text:p text:style-name="P10"><text:s text:c="128"/></text:p>
      <text:p text:style-name="P10"><text:s text:c="128"/></text:p>
      <text:p text:style-name="P9">(ai_audit_report_writer) <text:span text:style-name="T5">ayman@AMHP840G2BML</text:span>:<text:span text:style-name="T7">~/Desktop/ai_audit_report_writer/audit_report_writing_crew</text:span>$ </text:p>
      <text:p text:style-name="P27"/>
      <text:p text:style-name="P5"/>
      <text:p text:style-name="P19">Mixtral</text:p>
      <text:p text:style-name="P19"/>
      <text:p text:style-name="P14">(ai_audit_report_writer) <text:span text:style-name="T5">ayman@AMHP840G2BML</text:span>:<text:span text:style-name="T7">~/Desktop/ai_audit_report_writer/audit_report_writing_crew</text:span>$ python ./src/audit_repor</text:p>
      <text:p text:style-name="P10">t_writing_crew/main.py <text:s text:c="105"/></text:p>
      <text:p text:style-name="P8"><text:span text:style-name="T10"># Agent:</text:span> <text:span text:style-name="T12">Professional Audit Report Writer</text:span> <text:s text:c="86"/></text:p>
      <text:p text:style-name="P8"><text:span text:style-name="T9">## Task:</text:span> <text:span text:style-name="T11">finding are categorized into four elements: Condition, Criteria, Cause, Effect and Management Action. <text:s/>The Condition re</text:span></text:p>
      <text:p text:style-name="P10">fers to the actual state of affairs identified during the audit (what exists), <text:s/>while the Criteria represent the standards or ex</text:p>
      <text:p text:style-name="P10">pectations (what should exist), which are used <text:s/>to evaluate the condition. The Cause identifies the root reason for the differen</text:p>
      <text:p text:style-name="P10">ce between the <text:s/>condition and criteria, answering why the issue occurred. The Effect outlines the risk <text:s/>or consequence of the ga</text:p>
      <text:p text:style-name="P10">p between condition and criteria, which can be either existing or <text:s/>potential. And finally the Management Action, which summarize</text:p>
      <text:p text:style-name="P10"><text:s/>the needed management actions as practical, feasible solution to mitigate the risks identified in the finding to elicit a <text:s/>posi</text:p>
      <text:p text:style-name="P10">tive action. Inline with above, write the audit finding that stratifies the above conditions. <text:s text:c="34"/></text:p>
      <text:p text:style-name="P10"><text:s text:c="128"/></text:p>
      <text:p text:style-name="P10"><text:s text:c="128"/></text:p>
      <text:p text:style-name="P10"><text:s text:c="128"/></text:p>
      <text:p text:style-name="P8"><text:span text:style-name="T10"># Agent:</text:span> <text:span text:style-name="T12">Professional Audit Report Writer</text:span> <text:s text:c="86"/></text:p>
      <text:p text:style-name="P8"><text:span text:style-name="T9">## Final Answer:</text:span> <text:s text:c="111"/></text:p>
      <text:p text:style-name="P8"><text:span text:style-name="T11">Title: Non-Compliance with Competitive Bidding Process in Procurement Contracts</text:span> <text:s text:c="48"/></text:p>
      <text:p text:style-name="P10"><text:s text:c="128"/></text:p>
      <text:p text:style-name="P15">Finding: The audit identified that 15 procurement contracts, valued at over $2 million, were awarded without obtaining the requi</text:p>
      <text:p text:style-name="P10">red competitive bids. These contracts were directly negotiated with vendors without documenting any justification for bypassing </text:p>
      <text:p text:style-name="P10">the bidding process. This deviation contradicts the company's procurement policy that mandates contracts exceeding $100,000 must</text:p>
      <text:p text:style-name="P10"><text:s/>undergo a competitive bidding process to ensure fairness, cost-effectiveness, and compliance with internal controls. <text:s text:c="10"/></text:p>
      <text:p text:style-name="P10"><text:s text:c="128"/></text:p>
      <text:p text:style-name="P15">Risks: The lack of competition in these contracts may lead to overpricing or the selection of suboptimal vendors, which could re</text:p>
      <text:p text:style-name="P10">sult in increased costs for the organization. Moreover, this non-compliance poses a risk to the company's reputation and may exp</text:p>
      <text:p text:style-name="P10">ose it to potential legal issues if it is found to be in violation of regulations or industry standards. <text:s text:c="23"/></text:p>
      <text:p text:style-name="P10"><text:s text:c="128"/></text:p>
      <text:p text:style-name="P15">Management Action: To mitigate these risks, management should establish and implement a robust system to ensure that all contrac</text:p>
      <text:p text:style-name="P10">ts exceeding $100,000 adhere to the competitive bidding process. This system should include proper documentation and approval pr</text:p>
      <text:p text:style-name="P10">ocedures for any deviations from this process. Additionally, periodic reviews of procurement practices should be conducted to id</text:p>
      <text:p text:style-name="P10">entify and address any non-compliance issues promptly. <text:s text:c="73"/></text:p>
      <text:p text:style-name="P10"><text:soft-page-break/><text:s text:c="128"/></text:p>
      <text:p text:style-name="P10"><text:s text:c="128"/></text:p>
      <text:p text:style-name="P8"><text:span text:style-name="T10"># Agent:</text:span> <text:span text:style-name="T12">GIA Professional Audit Report Writer</text:span> <text:s text:c="82"/></text:p>
      <text:p text:style-name="P8"><text:span text:style-name="T9">## Task:</text:span> <text:span text:style-name="T11">finding are categorized into four elements: Condition, Criteria, Cause, Effect and Management Action. <text:s/>The Condition re</text:span></text:p>
      <text:p text:style-name="P10">fers to the actual state of affairs identified during the audit (what exists), <text:s/>while the Criteria represent the standards or ex</text:p>
      <text:p text:style-name="P10">pectations (what should exist), which are used <text:s/>to evaluate the condition. The Cause identifies the root reason for the differen</text:p>
      <text:p text:style-name="P10">ce between the <text:s/>condition and criteria, answering why the issue occurred. The Effect outlines the risk <text:s/>or consequence of the ga</text:p>
      <text:p text:style-name="P10">p between condition and criteria, which can be either existing or <text:s/>potential. And finally the Management Action, which summarize</text:p>
      <text:p text:style-name="P10"><text:s/>the needed management actions as practical, feasible solution to mitigate the risks identified in the finding to elicit a <text:s/>posi</text:p>
      <text:p text:style-name="P10">tive action. Inline with above, write the audit finding that stratifies the above conditions. <text:s text:c="34"/></text:p>
      <text:p text:style-name="P8"><text:span text:style-name="T11">The finding writeup should follow the following GIA finding writing guidelines:</text:span> <text:s text:c="48"/></text:p>
      <text:p text:style-name="P10"><text:s text:c="128"/></text:p>
      <text:p text:style-name="P8"><text:span text:style-name="T11"><text:s text:c="2"/>-Observation title should be short, clear, and non-negative.</text:span> <text:s text:c="65"/></text:p>
      <text:p text:style-name="P8"><text:span text:style-name="T11"><text:s text:c="2"/>-Title should focus on the subject, not observation details.</text:span> <text:s text:c="65"/></text:p>
      <text:p text:style-name="P8"><text:span text:style-name="T11"><text:s text:c="2"/>-Design a logical flow, keeping the reader in mind.</text:span> <text:s text:c="74"/></text:p>
      <text:p text:style-name="P8"><text:span text:style-name="T11"><text:s text:c="2"/>-No detailed background; senior management already knows the business.</text:span> <text:s text:c="55"/></text:p>
      <text:p text:style-name="P8"><text:span text:style-name="T11"><text:s text:c="2"/>-Keep observations direct and to the point, no long stories.</text:span> <text:s text:c="65"/></text:p>
      <text:p text:style-name="P8"><text:span text:style-name="T11"><text:s text:c="2"/>-Avoid using personal pronouns ("I", "we", "us", "them") and subjective language (e.g. "believe", "think").</text:span> <text:s text:c="18"/></text:p>
      <text:p text:style-name="P8"><text:span text:style-name="T11"><text:s text:c="2"/>-Use simple, plain English; avoid complicated sentences.</text:span> <text:s text:c="69"/></text:p>
      <text:p text:style-name="P8"><text:span text:style-name="T11"><text:s text:c="2"/>-Group related points to make sentences shorter.</text:span> <text:s text:c="77"/></text:p>
      <text:p text:style-name="P8"><text:span text:style-name="T11"><text:s text:c="2"/>-Define abbreviations when first mentioned.</text:span> <text:s text:c="82"/></text:p>
      <text:p text:style-name="P8"><text:span text:style-name="T11"><text:s text:c="2"/>-Avoid judgmental language.</text:span> <text:s text:c="98"/></text:p>
      <text:p text:style-name="P8"><text:span text:style-name="T11"><text:s text:c="2"/>-Do not start with "this circular/policy states that"; focus on risk-based observations.</text:span> <text:s text:c="37"/></text:p>
      <text:p text:style-name="P8"><text:span text:style-name="T11"><text:s text:c="2"/>-Read for grammar and logical flow.</text:span> <text:s text:c="90"/></text:p>
      <text:p text:style-name="P8"><text:span text:style-name="T11"><text:s text:c="2"/>-Anticipate and address possible reader questions.</text:span> <text:s text:c="75"/></text:p>
      <text:p text:style-name="P8"><text:span text:style-name="T11"><text:s text:c="2"/>-Use “based on the review of this…” instead of "while reviewing/auditing".</text:span> <text:s text:c="51"/></text:p>
      <text:p text:style-name="P8"><text:span text:style-name="T11"><text:s text:c="2"/>-Avoid system or area-specific terminology unless essential.</text:span> <text:s text:c="65"/></text:p>
      <text:p text:style-name="P8"><text:span text:style-name="T11"><text:s text:c="2"/>-Start with a brief introduction on the finding, risk, and impact.</text:span> <text:s text:c="59"/></text:p>
      <text:p text:style-name="P8"><text:span text:style-name="T11"><text:s text:c="2"/>-Maintain logical flow in bullet points; use sub-bullets as needed.</text:span> <text:s text:c="58"/></text:p>
      <text:p text:style-name="P8"><text:span text:style-name="T11"><text:s text:c="2"/>-Ensure parallelism and consistency in bullet points.</text:span> <text:s text:c="72"/></text:p>
      <text:p text:style-name="P8"><text:span text:style-name="T11"><text:s text:c="2"/>-Use commas correctly and frequently.</text:span> <text:s text:c="88"/></text:p>
      <text:p text:style-name="P8"><text:span text:style-name="T11"><text:s text:c="2"/>-Avoid using multiple transition words ("however", "but", "nevertheless") in the same sentence.</text:span> <text:s text:c="30"/></text:p>
      <text:p text:style-name="P8"><text:span text:style-name="T11"><text:s text:c="2"/>-Prefer passive voice for clarity, as long as grammar is correct.</text:span> <text:s text:c="60"/></text:p>
      <text:p text:style-name="P8"><text:span text:style-name="T11"><text:s text:c="2"/>-Provide a complete story, addressing root cause and impact.</text:span> <text:s text:c="65"/></text:p>
      <text:p text:style-name="P8"><text:span text:style-name="T11"><text:s text:c="2"/>-Avoid using words like “should”, “must” - <text:s/>use "is supposed to" if necessary.</text:span> <text:s text:c="47"/></text:p>
      <text:p text:style-name="P8"><text:span text:style-name="T11"><text:s text:c="2"/>-Make root causes clear without explicitly stating "root cause".</text:span> <text:s text:c="61"/></text:p>
      <text:p text:style-name="P8"><text:span text:style-name="T11"><text:s text:c="2"/>-Avoid repetitive transitional phrases like "furthermore", "in addition", etc.</text:span> <text:s text:c="47"/></text:p>
      <text:p text:style-name="P8"><text:span text:style-name="T11"><text:s text:c="2"/>-Use past perfect tense only when necessary.</text:span> <text:s text:c="81"/></text:p>
      <text:p text:style-name="P8"><text:span text:style-name="T11"><text:s text:c="2"/>Be clear on:</text:span> <text:s text:c="113"/></text:p>
      <text:p text:style-name="P8"><text:span text:style-name="T11"><text:s text:c="6"/>-Meaning of the issue.</text:span> <text:s text:c="99"/></text:p>
      <text:p text:style-name="P8"><text:span text:style-name="T11"><text:s text:c="6"/>-Resulting risks.</text:span> <text:s text:c="104"/></text:p>
      <text:p text:style-name="P8"><text:span text:style-name="T11"><text:s text:c="6"/>-Root cause.</text:span> <text:s text:c="109"/></text:p>
      <text:p text:style-name="P8"><text:span text:style-name="T11"><text:s text:c="6"/>-Compensating controls.</text:span> <text:s text:c="98"/></text:p>
      <text:p text:style-name="P8"><text:span text:style-name="T11"><text:s text:c="6"/>-Monitoring or exception reports.</text:span> <text:s text:c="88"/></text:p>
      <text:p text:style-name="P8"><text:span text:style-name="T11"><text:s text:c="6"/>-System issues (if any).</text:span> <text:s text:c="97"/></text:p>
      <text:p text:style-name="P8"><text:span text:style-name="T11"><text:s text:c="6"/>-Time frame <text:s/>of the issue.</text:span> <text:s text:c="95"/></text:p>
      <text:p text:style-name="P8"><text:span text:style-name="T11"><text:s text:c="6"/>-Impact assessment.</text:span> <text:s text:c="102"/></text:p>
      <text:p text:style-name="P10"><text:s text:c="128"/></text:p>
      <text:p text:style-name="P10"><text:s text:c="128"/></text:p>
      <text:p text:style-name="P10"><text:s text:c="128"/></text:p>
      <text:p text:style-name="P8"><text:span text:style-name="T10"># Agent:</text:span> <text:span text:style-name="T12">GIA Professional Audit Report Writer</text:span> <text:s text:c="82"/></text:p>
      <text:p text:style-name="P8"><text:span text:style-name="T9">## Final Answer:</text:span> <text:s text:c="111"/></text:p>
      <text:p text:style-name="P8"><text:span text:style-name="T11">Title: Non-adherence to Competitive Bidding Process in Procurement Contracts</text:span> <text:s text:c="51"/></text:p>
      <text:p text:style-name="P10"><text:soft-page-break/><text:s text:c="128"/></text:p>
      <text:p text:style-name="P15">Finding: The audit uncovered 15 procurement contracts, collectively valued at over $2 million, that were awarded without followi</text:p>
      <text:p text:style-name="P10">ng the requisite competitive bidding process. These agreements were negotiated directly with suppliers and lacked documentation </text:p>
      <text:p text:style-name="P10">justifying the bypassing of the bidding procedure. This practice contravenes the company's policy which necessitates contracts s</text:p>
      <text:p text:style-name="P10">urpassing $100,000 to undergo a fair and open competitive bidding process aimed at achieving cost-effectiveness, ensuring compli</text:p>
      <text:p text:style-name="P10">ance with internal controls, and maintaining procedural fairness. <text:s text:c="62"/></text:p>
      <text:p text:style-name="P10"><text:s text:c="128"/></text:p>
      <text:p text:style-name="P15">Risks: The absence of competition in these contracts may potentially lead to overpricing or the selection of lesser quality vend</text:p>
      <text:p text:style-name="P10">ors, causing unnecessary expenses for the organization. Furthermore, this non-compliance poses a threat to the company's reputat</text:p>
      <text:p text:style-name="P10">ion and may expose it to potential legal ramifications if discovered to be violating regulations or industry standards. <text:s text:c="8"/></text:p>
      <text:p text:style-name="P10"><text:s text:c="128"/></text:p>
      <text:p text:style-name="P15">Management Action: To minimize these risks, management should initiate and enforce a comprehensive system that ensures all contr</text:p>
      <text:p text:style-name="P10">acts over $100,000 strictly adhere to the competitive bidding process. This system should encompass proper documentation and app</text:p>
      <text:p text:style-name="P10">roval mechanisms for any exceptions to this procedure. Moreover, regular reviews of procurement practices are advisable to promp</text:p>
      <text:p text:style-name="P10">tly identify and address non-compliance issues. <text:s text:c="80"/></text:p>
      <text:p text:style-name="P10"><text:s text:c="128"/></text:p>
      <text:p text:style-name="P10"><text:s text:c="128"/></text:p>
      <text:p text:style-name="P8">(ai_audit_report_writer) <text:span text:style-name="T5">ayman@AMHP840G2BML</text:span>:<text:span text:style-name="T7">~/Desktop/ai_audit_report_writer/audit_report_writing_crew</text:span>$ <text:s text:c="24"/></text:p>
      <text:p text:style-name="P8"><text:span text:style-name="T14"><text:s/>* </text:span><text:span text:style-name="T15"><text:s/>History restored </text:span><text:s text:c="107"/></text:p>
      <text:p text:style-name="P10"><text:s text:c="128"/></text:p>
      <text:p text:style-name="P8">(base) <text:span text:style-name="T5">ayman@AMHP840G2BML</text:span>:<text:span text:style-name="T7">~/Desktop/ai_audit_report_writer/audit_report_writing_crew</text:span>$ conda activate ai_audit_report_writer <text:s text:c="4"/></text:p>
      <text:p text:style-name="P8">(ai_audit_report_writer) <text:span text:style-name="T5">ayman@AMHP840G2BML</text:span>:<text:span text:style-name="T7">~/Desktop/ai_audit_report_writer/audit_report_writing_crew</text:span>$ python ./src/audit_repor</text:p>
      <text:p text:style-name="P10">t_writing_crew/main.py <text:s text:c="105"/></text:p>
      <text:p text:style-name="P8"><text:span text:style-name="T10"># Agent:</text:span> <text:span text:style-name="T12">Professional Audit Report Writer</text:span> <text:s text:c="86"/></text:p>
      <text:p text:style-name="P8"><text:span text:style-name="T9">## Task:</text:span> <text:span text:style-name="T11">finding are categorized into four elements: Condition, Criteria, Cause, Effect and Management Action. <text:s/>The Condition re</text:span></text:p>
      <text:p text:style-name="P10">fers to the actual state of affairs identified during the audit (what exists), <text:s/>while the Criteria represent the standards or ex</text:p>
      <text:p text:style-name="P10">pectations (what should exist), which are used <text:s/>to evaluate the condition. The Cause identifies the root reason for the differen</text:p>
      <text:p text:style-name="P10">ce between the <text:s/>condition and criteria, answering why the issue occurred. The Effect outlines the risk <text:s/>or consequence of the ga</text:p>
      <text:p text:style-name="P10">p between condition and criteria, which can be either existing or <text:s/>potential. And finally the Management Action, which summarize</text:p>
      <text:p text:style-name="P10"><text:s/>the needed management actions as practical, feasible solution to mitigate the risks identified in the finding to elicit a <text:s/>posi</text:p>
      <text:p text:style-name="P10">tive action. Inline with above, write the audit finding that stratifies the above conditions. <text:s text:c="34"/></text:p>
      <text:p text:style-name="P10"><text:s text:c="128"/></text:p>
      <text:p text:style-name="P10"><text:s text:c="128"/></text:p>
      <text:p text:style-name="P10"><text:s text:c="128"/></text:p>
      <text:p text:style-name="P8"><text:span text:style-name="T10"># Agent:</text:span> <text:span text:style-name="T12">Professional Audit Report Writer</text:span> <text:s text:c="86"/></text:p>
      <text:p text:style-name="P8"><text:span text:style-name="T9">## Final Answer:</text:span> <text:s text:c="111"/></text:p>
      <text:p text:style-name="P8"><text:span text:style-name="T11">Title: Insufficient Competitive Bidding in Procurement Contracts Exceeding $100,000</text:span> <text:s text:c="44"/></text:p>
      <text:p text:style-name="P10"><text:s text:c="128"/></text:p>
      <text:p text:style-name="P15">Finding: The audit identified that 15 procurement contracts, valued at over $2 million, were awarded without obtaining the requi</text:p>
      <text:p text:style-name="P10"><text:soft-page-break/>red competitive bids. These contracts were directly negotiated with vendors without any documented justification for bypassing t</text:p>
      <text:p text:style-name="P10">he bidding process. This deviation contradicts the company's policy mandating that contracts exceeding $100,000 must undergo a c</text:p>
      <text:p text:style-name="P10">ompetitive bidding process to ensure fairness, cost-effectiveness, and compliance with internal controls. <text:s text:c="22"/></text:p>
      <text:p text:style-name="P10"><text:s text:c="128"/></text:p>
      <text:p text:style-name="P15">Risks: The lack of competitive bidding for these large contracts increases the risk of overpayment and potential vendor collusio</text:p>
      <text:p text:style-name="P10">n. Additionally, the absence of documented justification for bypassing the bidding process raises concerns about the transparenc</text:p>
      <text:p text:style-name="P10">y and accountability of the procurement process. <text:s text:c="79"/></text:p>
      <text:p text:style-name="P10"><text:s text:c="128"/></text:p>
      <text:p text:style-name="P15">Management Action: To mitigate these risks, management should establish and enforce a consistent policy for competitive bidding,</text:p>
      <text:p text:style-name="P10"><text:s/>ensuring that all contracts exceeding $100,000 undergo this process. Any deviations from this policy must be properly documente</text:p>
      <text:p text:style-name="P10">d and approved by senior management. Furthermore, the procurement department should review the current contracts identified in t</text:p>
      <text:p text:style-name="P10">he finding to determine if re-bidding is necessary. Additionally, a training program should be implemented to educate staff on t</text:p>
      <text:p text:style-name="P10">he importance of competitive bidding and the company's policies regarding this process. <text:s text:c="40"/></text:p>
      <text:p text:style-name="P10"><text:s text:c="128"/></text:p>
      <text:p text:style-name="P10"><text:s text:c="128"/></text:p>
      <text:p text:style-name="P8"><text:span text:style-name="T10"># Agent:</text:span> <text:span text:style-name="T12">GIA Professional Audit Report Writer</text:span> <text:s text:c="82"/></text:p>
      <text:p text:style-name="P8"><text:span text:style-name="T9">## Task:</text:span> <text:span text:style-name="T11">finding are categorized into four elements: Condition, Criteria, Cause, Effect and Management Action. <text:s/>The Condition re</text:span></text:p>
      <text:p text:style-name="P10">fers to the actual state of affairs identified during the audit (what exists), <text:s/>while the Criteria represent the standards or ex</text:p>
      <text:p text:style-name="P10">pectations (what should exist), which are used <text:s/>to evaluate the condition. The Cause identifies the root reason for the differen</text:p>
      <text:p text:style-name="P10">ce between the <text:s/>condition and criteria, answering why the issue occurred. The Effect outlines the risk <text:s/>or consequence of the ga</text:p>
      <text:p text:style-name="P10">p between condition and criteria, which can be either existing or <text:s/>potential. And finally the Management Action, which summarize</text:p>
      <text:p text:style-name="P10"><text:s/>the needed management actions as practical, feasible solution to mitigate the risks identified in the finding to elicit a <text:s/>posi</text:p>
      <text:p text:style-name="P10">tive action. Inline with above, write the audit finding that stratifies the above conditions. <text:s text:c="34"/></text:p>
      <text:p text:style-name="P8"><text:span text:style-name="T11">The finding writeup should follow the following GIA finding writing guidelines:</text:span> <text:s text:c="48"/></text:p>
      <text:p text:style-name="P10"><text:s text:c="128"/></text:p>
      <text:p text:style-name="P8"><text:span text:style-name="T11"><text:s text:c="2"/>-Observation title should be short, clear, and non-negative.</text:span> <text:s text:c="65"/></text:p>
      <text:p text:style-name="P8"><text:span text:style-name="T11"><text:s text:c="2"/>-Title should focus on the subject, not observation details.</text:span> <text:s text:c="65"/></text:p>
      <text:p text:style-name="P8"><text:span text:style-name="T11"><text:s text:c="2"/>-Design a logical flow, keeping the reader in mind.</text:span> <text:s text:c="74"/></text:p>
      <text:p text:style-name="P8"><text:span text:style-name="T11"><text:s text:c="2"/>-No detailed background; senior management already knows the business.</text:span> <text:s text:c="55"/></text:p>
      <text:p text:style-name="P8"><text:span text:style-name="T11"><text:s text:c="2"/>-Keep observations direct and to the point, no long stories.</text:span> <text:s text:c="65"/></text:p>
      <text:p text:style-name="P8"><text:span text:style-name="T11"><text:s text:c="2"/>-Avoid using personal pronouns ("I", "we", "us", "them") and subjective language (e.g. "believe", "think").</text:span> <text:s text:c="18"/></text:p>
      <text:p text:style-name="P8"><text:span text:style-name="T11"><text:s text:c="2"/>-Use simple, plain English; avoid complicated sentences.</text:span> <text:s text:c="69"/></text:p>
      <text:p text:style-name="P8"><text:span text:style-name="T11"><text:s text:c="2"/>-Group related points to make sentences shorter.</text:span> <text:s text:c="77"/></text:p>
      <text:p text:style-name="P8"><text:span text:style-name="T11"><text:s text:c="2"/>-Define abbreviations when first mentioned.</text:span> <text:s text:c="82"/></text:p>
      <text:p text:style-name="P8"><text:span text:style-name="T11"><text:s text:c="2"/>-Avoid judgmental language.</text:span> <text:s text:c="98"/></text:p>
      <text:p text:style-name="P8"><text:span text:style-name="T11"><text:s text:c="2"/>-Do not start with "this circular/policy states that"; focus on risk-based observations.</text:span> <text:s text:c="37"/></text:p>
      <text:p text:style-name="P8"><text:span text:style-name="T11"><text:s text:c="2"/>-Read for grammar and logical flow.</text:span> <text:s text:c="90"/></text:p>
      <text:p text:style-name="P8"><text:span text:style-name="T11"><text:s text:c="2"/>-Anticipate and address possible reader questions.</text:span> <text:s text:c="75"/></text:p>
      <text:p text:style-name="P8"><text:span text:style-name="T11"><text:s text:c="2"/>-Use “based on the review of this…” instead of "while reviewing/auditing".</text:span> <text:s text:c="51"/></text:p>
      <text:p text:style-name="P8"><text:span text:style-name="T11"><text:s text:c="2"/>-Avoid system or area-specific terminology unless essential.</text:span> <text:s text:c="65"/></text:p>
      <text:p text:style-name="P8"><text:span text:style-name="T11"><text:s text:c="2"/>-Start with a brief introduction on the finding, risk, and impact.</text:span> <text:s text:c="59"/></text:p>
      <text:p text:style-name="P8"><text:span text:style-name="T11"><text:s text:c="2"/>-Maintain logical flow in bullet points; use sub-bullets as needed.</text:span> <text:s text:c="58"/></text:p>
      <text:p text:style-name="P8"><text:span text:style-name="T11"><text:s text:c="2"/>-Ensure parallelism and consistency in bullet points.</text:span> <text:s text:c="72"/></text:p>
      <text:p text:style-name="P8"><text:span text:style-name="T11"><text:s text:c="2"/>-Use commas correctly and frequently.</text:span> <text:s text:c="88"/></text:p>
      <text:p text:style-name="P8"><text:soft-page-break/><text:span text:style-name="T11"><text:s text:c="2"/>-Avoid using multiple transition words ("however", "but", "nevertheless") in the same sentence.</text:span> <text:s text:c="30"/></text:p>
      <text:p text:style-name="P8"><text:span text:style-name="T11"><text:s text:c="2"/>-Prefer passive voice for clarity, as long as grammar is correct.</text:span> <text:s text:c="60"/></text:p>
      <text:p text:style-name="P8"><text:span text:style-name="T11"><text:s text:c="2"/>-Provide a complete story, addressing root cause and impact.</text:span> <text:s text:c="65"/></text:p>
      <text:p text:style-name="P8"><text:span text:style-name="T11"><text:s text:c="2"/>-Avoid using words like “should”, “must” - <text:s/>use "is supposed to" if necessary.</text:span> <text:s text:c="47"/></text:p>
      <text:p text:style-name="P8"><text:span text:style-name="T11"><text:s text:c="2"/>-Make root causes clear without explicitly stating "root cause".</text:span> <text:s text:c="61"/></text:p>
      <text:p text:style-name="P8"><text:span text:style-name="T11"><text:s text:c="2"/>-Avoid repetitive transitional phrases like "furthermore", "in addition", etc.</text:span> <text:s text:c="47"/></text:p>
      <text:p text:style-name="P8"><text:span text:style-name="T11"><text:s text:c="2"/>-Use past perfect tense only when necessary.</text:span> <text:s text:c="81"/></text:p>
      <text:p text:style-name="P8"><text:span text:style-name="T11"><text:s text:c="2"/>Be clear on:</text:span> <text:s text:c="113"/></text:p>
      <text:p text:style-name="P8"><text:span text:style-name="T11"><text:s text:c="6"/>-Meaning of the issue.</text:span> <text:s text:c="99"/></text:p>
      <text:p text:style-name="P8"><text:span text:style-name="T11"><text:s text:c="6"/>-Resulting risks.</text:span> <text:s text:c="104"/></text:p>
      <text:p text:style-name="P8"><text:span text:style-name="T11"><text:s text:c="6"/>-Root cause.</text:span> <text:s text:c="109"/></text:p>
      <text:p text:style-name="P8"><text:span text:style-name="T11"><text:s text:c="6"/>-Compensating controls.</text:span> <text:s text:c="98"/></text:p>
      <text:p text:style-name="P8"><text:span text:style-name="T11"><text:s text:c="6"/>-Monitoring or exception reports.</text:span> <text:s text:c="88"/></text:p>
      <text:p text:style-name="P8"><text:span text:style-name="T11"><text:s text:c="6"/>-System issues (if any).</text:span> <text:s text:c="97"/></text:p>
      <text:p text:style-name="P8"><text:span text:style-name="T11"><text:s text:c="6"/>-Time frame <text:s/>of the issue.</text:span> <text:s text:c="95"/></text:p>
      <text:p text:style-name="P8"><text:span text:style-name="T11"><text:s text:c="6"/>-Impact assessment.</text:span> <text:s text:c="102"/></text:p>
      <text:p text:style-name="P10"><text:s text:c="128"/></text:p>
      <text:p text:style-name="P10"><text:s text:c="128"/></text:p>
      <text:p text:style-name="P10"><text:s text:c="128"/></text:p>
      <text:p text:style-name="P8"><text:span text:style-name="T10"># Agent:</text:span> <text:span text:style-name="T12">GIA Professional Audit Report Writer</text:span> <text:s text:c="82"/></text:p>
      <text:p text:style-name="P8"><text:span text:style-name="T9">## Final Answer:</text:span> <text:s text:c="111"/></text:p>
      <text:p text:style-name="P8"><text:span text:style-name="T11">Title: Insufficient Competitive Bidding in Procurement Contracts Exceeding $100,000</text:span> <text:s text:c="44"/></text:p>
      <text:p text:style-name="P10"><text:s text:c="128"/></text:p>
      <text:p text:style-name="P15">Finding: The audit identified that 15 procurement contracts, collectively valued at over $2 million, were not subjected to the r</text:p>
      <text:p text:style-name="P10">equired competitive bidding process. Instead, these contracts were directly negotiated with vendors without any documented justi</text:p>
      <text:p text:style-name="P10">fication for bypassing this process. This practice violates the company's policy, which mandates that all contracts exceeding $1</text:p>
      <text:p text:style-name="P10">00,000 should be competitively bid to ensure fairness, cost-effectiveness, and compliance with internal controls. <text:s text:c="14"/></text:p>
      <text:p text:style-name="P10"><text:s text:c="128"/></text:p>
      <text:p text:style-name="P15">Risks: The lack of competitive bidding on these large contracts heightens the risks associated with overpayment and potential ve</text:p>
      <text:p text:style-name="P10">ndor collusion. Additionally, the absence of documented justification for bypassing the competitive bidding process raises conce</text:p>
      <text:p text:style-name="P10">rns about the transparency and accountability of procurement activities. <text:s text:c="55"/></text:p>
      <text:p text:style-name="P10"><text:s text:c="128"/></text:p>
      <text:p text:style-name="P15">Management Action: To address these identified risks, senior management should implement a consistent policy regarding competiti</text:p>
      <text:p text:style-name="P10">ve bidding, ensuring that all contracts above $100,000 undergo this process. Any deviations from this policy must be properly do</text:p>
      <text:p text:style-name="P10">cumented and approved by relevant personnel in a timely manner. Furthermore, the procurement department should examine these pre</text:p>
      <text:p text:style-name="P10">viously awarded contracts to determine if re-bidding is necessary to ensure fairness and cost-effectiveness. Lastly, a training </text:p>
      <text:p text:style-name="P10">program should be developed and implemented for staff to educate them on the significance of competitive bidding and the company</text:p>
      <text:p text:style-name="P10">'s policies concerning this process. <text:s text:c="91"/></text:p>
      <text:p text:style-name="P10"><text:s text:c="128"/></text:p>
      <text:p text:style-name="P10"><text:s text:c="128"/></text:p>
      <text:p text:style-name="P9">(ai_audit_report_writer) <text:span text:style-name="T5">ayman@AMHP840G2BML</text:span>:<text:span text:style-name="T7">~/Desktop/ai_audit_report_writer/audit_report_writing_crew</text:span>$ <text:s text:c="24"/></text:p>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RW Gothic" svg:font-family="'URW Gothic'"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1T00:01:06.390072720</meta:creation-date>
    <dc:date>2025-01-11T12:37:40.167603442</dc:date>
    <meta:editing-duration>PT1H8M15S</meta:editing-duration>
    <meta:editing-cycles>11</meta:editing-cycles>
    <meta:generator>LibreOffice/24.2.7.2$Linux_X86_64 LibreOffice_project/420$Build-2</meta:generator>
    <meta:document-statistic meta:table-count="0" meta:image-count="0" meta:object-count="0" meta:page-count="13" meta:paragraph-count="514" meta:word-count="5151" meta:character-count="69906" meta:non-whitespace-character-count="32436"/>
  </office:meta>
</office:document-meta>
</file>